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cf2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f4e14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666666" fo:font-size="7pt" fo:font-style="italic" officeooo:paragraph-rsid="01db4e94" style:font-size-asian="7pt" style:font-style-asian="italic" style:font-size-complex="7pt" style:font-style-complex="italic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3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7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6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50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9"><text:placeholder text:placeholder-type="text">&lt;if test="o.destination_partner_id"&gt;</text:placeholder></text:span>DESTINATARIO<text:span text:style-name="T9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&gt;</text:placeholder></text:p>
          </table:table-cell>
        </table:table-row>
      </table:table>
      <text:p text:style-name="P62"/>
      <text:p text:style-name="P63"><text:tab/><text:span text:style-name="T5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1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60">DESCRIZIONE ARTICOLO</text:p>
            </table:table-cell>
            <table:table-cell table:style-name="Tabella1.C2" table:number-columns-spanned="2" office:value-type="string">
              <text:p text:style-name="P43">COLORE </text:p>
            </table:table-cell>
            <table:covered-table-cell/>
            <table:table-cell table:style-name="Tabella1.A2" office:value-type="string">
              <text:p text:style-name="P44">N.RO COLL<text:span text:style-name="T4">I</text:span></text:p>
            </table:table-cell>
            <table:table-cell table:style-name="Tabella1.A2" office:value-type="string">
              <text:p text:style-name="P45">UM</text:p>
            </table:table-cell>
            <table:table-cell table:style-name="Tabella1.A2" office:value-type="string">
              <text:p text:style-name="P42">Q.<text:span text:style-name="T6">TA'</text:span></text:p>
            </table:table-cell>
            <table:table-cell table:style-name="Tabella1.H2" office:value-type="string">
              <text:p text:style-name="P42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6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7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9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6"><text:placeholder text:placeholder-type="text">&lt;parcel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8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4"><text:span text:style-name="T8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4"><text:placeholder text:placeholder-type="text">&lt;"Tel. %s" %(o.partner_id.phone or '')&gt;</text:placeholder></text:p>
          </table:table-cell>
          <table:table-cell table:style-name="Tabella4.B1" office:value-type="string">
            <text:p text:style-name="P56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2f CBM' % get_counter('volume')&gt;</text:placeholder></text:p>
          </table:table-cell>
          <table:table-cell table:style-name="Tabella2.A1" office:value-type="string">
            <text:p text:style-name="P55">VOL + 10%</text:p>
            <text:p text:style-name="P21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2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5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3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5">LUNGHEZZA</text:p>
            <text:p text:style-name="P21"><text:placeholder text:placeholder-type="text">&lt;'%6.2f LMT' % get_counter('length')&gt;</text:placeholder></text:p>
          </table:table-cell>
          <table:table-cell table:style-name="Tabella2.A2" office:value-type="string">
            <text:p text:style-name="P55">PESO</text:p>
            <text:p text:style-name="P21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1">DATA DI SPEDIZIONE</text:p>
          </table:table-cell>
          <table:covered-table-cell/>
        </table:table-row>
      </table:table>
      <text:p text:style-name="P7"/>
      <text:p text:style-name="P65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8T18:07:08.468467371</dc:date>
    <meta:editing-duration>P6DT22H10M26S</meta:editing-duration>
    <meta:editing-cycles>1004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185" meta:character-count="1862" meta:non-whitespace-character-count="1745"/>
    <meta:user-defined meta:name="Info 1"/>
    <meta:user-defined meta:name="Info 2"/>
    <meta:user-defined meta:name="Info 3"/>
    <meta:user-defined meta:name="Info 4"/>
  </office:meta>
</office:document-meta>
</file>